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0b215" officeooo:paragraph-rsid="0020b215"/>
    </style:style>
    <style:style style:name="P2" style:family="paragraph" style:parent-style-name="Text_20_body">
      <style:text-properties officeooo:rsid="00215fef" officeooo:paragraph-rsid="00215fef"/>
    </style:style>
    <style:style style:name="P3" style:family="paragraph" style:parent-style-name="Text_20_body">
      <style:text-properties officeooo:rsid="002204bd" officeooo:paragraph-rsid="002204bd"/>
    </style:style>
    <style:style style:name="P4" style:family="paragraph" style:parent-style-name="Text_20_body">
      <style:text-properties officeooo:rsid="001f8307" officeooo:paragraph-rsid="0023f9d5"/>
    </style:style>
    <style:style style:name="T1" style:family="text">
      <style:text-properties officeooo:rsid="002204bd"/>
    </style:style>
    <style:style style:name="T2" style:family="text">
      <style:text-properties officeooo:rsid="0023603e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23f9d5" style:font-size-asian="7pt" style:font-size-complex="7pt"/>
    </style:style>
    <style:style style:name="T5" style:family="text">
      <style:text-properties officeooo:rsid="00242570"/>
    </style:style>
    <style:style style:name="T6" style:family="text">
      <style:text-properties officeooo:rsid="0024dc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IOCOM</text:span> in <text:span text:style-name="T2">G</text:span>it<text:span text:style-name="T2">H</text:span>ub</text:h>
      <text:p text:style-name="P4"><text:span text:style-name="T3">18072</text:span><text:span text:style-name="T4">8</text:span><text:span text:style-name="T3">, updated 18.5.2019/pekka</text:span></text:p>
      <text:p text:style-name="P4">The library code is stored in: </text:p>
      <text:p text:style-name="P1"><text:a xlink:type="simple" xlink:href="https://github.com/pekkalehtikoski/iocom.git" text:style-name="Internet_20_link" text:visited-style-name="Visited_20_Internet_20_Link">https://github.com/pekkalehtikoski/iocom.git</text:a></text:p>
      <text:p text:style-name="P1"/>
      <text:p text:style-name="P3">The IOCOM library relies on <text:span text:style-name="T6">the </text:span>operating system abstraction layer:</text:p>
      <text:p text:style-name="P3"><text:a xlink:type="simple" xlink:href="https://github.com/pekkalehtikoski/eosal.git" text:style-name="Internet_20_link" text:visited-style-name="Visited_20_Internet_20_Link">https://github.com/pekkalehtikoski/eosal.git</text:a></text:p>
      <text:p text:style-name="P3"/>
      <text:p text:style-name="P2"><text:span text:style-name="T5">E</text:span>mail:</text:p>
      <text:p text:style-name="P2"><text:a xlink:type="simple" xlink:href="mailto:pekka.lehtikoski@gmail.com" text:style-name="Internet_20_link" text:visited-style-name="Visited_20_Internet_20_Link">pekka.lehtikoski@gmail.com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8-29T14:10:00.413808274</dc:date>
    <meta:editing-duration>PT32M29S</meta:editing-duration>
    <meta:editing-cycles>13</meta:editing-cycles>
    <meta:generator>LibreOffice/6.2.4.2$Linux_X86_64 LibreOffice_project/20$Build-2</meta:generator>
    <meta:document-statistic meta:table-count="0" meta:image-count="0" meta:object-count="0" meta:page-count="1" meta:paragraph-count="8" meta:word-count="26" meta:character-count="264" meta:non-whitespace-character-count="245"/>
  </office:meta>
</office:document-meta>
</file>